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pe d'évènement :</text:p>
      <text:p text:style-name="Standard"><text:s/><text:tab/>concert</text:p>
      <text:p text:style-name="Standard"><text:tab/>théatre</text:p>
      <text:p text:style-name="Standard"><text:tab/>spectacle</text:p>
      <text:p text:style-name="Standard"><text:tab/>pique-nique</text:p>
      <text:p text:style-name="Standard"><text:tab/>broquante</text:p>
      <text:p text:style-name="Standard"><text:tab/>exposition</text:p>
      <text:p text:style-name="Standard"><text:tab/>conférence</text:p>
      <text:p text:style-name="Standard"/>
      <text:p text:style-name="Standard">Type de public :</text:p>
      <text:p text:style-name="Standard"><text:tab/>Tout public</text:p>
      <text:p text:style-name="Standard"><text:tab/>Majeurs (18 ans et +)</text:p>
      <text:p text:style-name="Standard"><text:tab/>Bambins (0-3 ans)</text:p>
      <text:p text:style-name="Standard"><text:tab/>Enfants (4-11 ans)</text:p>
      <text:p text:style-name="Standard"><text:tab/>Jeunes (12-25 ans)</text:p>
      <text:p text:style-name="Standard"><text:tab/>Adultes (26-59 ans)</text:p>
      <text:p text:style-name="Standard"><text:tab/>Seniors (60 ans et +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a Croft</meta:initial-creator>
    <meta:creation-date>2015-11-10T10:25:14.02</meta:creation-date>
    <meta:document-statistic meta:table-count="0" meta:image-count="0" meta:object-count="0" meta:page-count="1" meta:paragraph-count="16" meta:word-count="38" meta:character-count="237"/>
    <dc:date>2015-11-10T10:28:09.18</dc:date>
    <dc:creator>Lara Croft</dc:creator>
    <meta:editing-duration>PT2M56S</meta:editing-duration>
    <meta:editing-cycles>1</meta:editing-cycles>
    <meta:generator>OpenOffice/4.1.0$Win32 OpenOffice.org_project/410m18$Build-9764</meta:generator>
  </office:meta>
</office:document-meta>
</file>